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11.76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8.624cm"/>
    </style:style>
    <style:style style:name="co11" style:family="table-column">
      <style:table-column-properties fo:break-before="auto" style:column-width="11.675cm"/>
    </style:style>
    <style:style style:name="co12" style:family="table-column">
      <style:table-column-properties fo:break-before="auto" style:column-width="2.155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8.7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parametros">
      <style:table-properties table:display="true" style:writing-mode="lr-tb"/>
    </style:style>
    <style:style style:name="ta2" style:family="table" style:master-page-name="PageStyle_5f_inputs">
      <style:table-properties table:display="true" style:writing-mode="lr-tb"/>
    </style:style>
    <style:style style:name="ta3" style:family="table" style:master-page-name="PageStyle_5f_send_5f_to_5f_plc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Excel_20_Built-in_20_Normal_20_1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_20_1" style:data-style-name="N10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100"/>
    <style:style style:name="ce7" style:family="table-cell" style:parent-style-name="Excel_20_Built-in_20_Normal_20_1">
      <style:text-properties style:text-underline-style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inputs.A6">
          <table:error-message table:message-type="stop" table:display="true"/>
        </table:content-validation>
      </table:content-validations>
      <table:table table:name="parametros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number-columns-repeated="250" table:default-cell-style-name="Excel_20_Built-in_20_Normal_20_1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ausali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reference</text:p>
          </table:table-cell>
          <table:table-cell table:style-name="ce10" office:value-type="string" calcext:value-type="string">
            <text:p>Descripcion</text:p>
          </table:table-cell>
          <table:table-cell table:style-name="ce10" office:value-type="string" calcext:value-type="string">
            <text:p>Unidade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5" calcext:value-type="float">
            <text:p>0.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[s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_lamp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04785" calcext:value-type="float">
            <text:p>0.0478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_00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000" calcext:value-type="float">
            <text:p>100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10" office:value-type="string" calcext:value-type="string">
            <text:p>[W/m²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_01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10" office:value-type="string" calcext:value-type="string">
            <text:p>[W/m²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_G1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0" office:value-type="string" calcext:value-type="string">
            <text:p>[cm²/mJ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_G2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0" office:value-type="string" calcext:value-type="string">
            <text:p>[cm²/mJ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_G3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10" office:value-type="string" calcext:value-type="string">
            <text:p>[cm²/mJ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_c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[m3/ml-s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K_d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[1/s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1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35" calcext:value-type="float">
            <text:p>1.3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2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45" calcext:value-type="float">
            <text:p>1.4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3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35" calcext:value-type="float">
            <text:p>1.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4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45" calcext:value-type="float">
            <text:p>1.45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5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35" calcext:value-type="float">
            <text:p>1.3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6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45" calcext:value-type="float">
            <text:p>1.4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_box[7]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1.35" calcext:value-type="float">
            <text:p>1.3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iffCoeffNoUV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0000014336" calcext:value-type="float">
            <text:p>0.0000014336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[m2/s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iffCoeffUV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0000014336" calcext:value-type="float">
            <text:p>0.0000014336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[m2/s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steq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0000001" calcext:value-type="float">
            <text:p>0.0000001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[ml/UFC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.1195" calcext:value-type="float">
            <text:p>0.119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[m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2_00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2_01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10"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3_00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style-name="ce10"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3_01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ce10"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_00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style-name="ce10"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a_01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0"/>
          <table:table-cell office:value-type="string" calcext:value-type="string">
            <text:p>[UFC/100ml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ho_c_0</text:p>
          </table:table-cell>
          <table:table-cell office:value-type="string" calcext:value-type="string">
            <text:p>parameter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[ml/L]</text:p>
          </table:table-cell>
          <table:table-cell table:number-columns-repeated="250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parametros.$A$1:.$F$28"/>
        </table:named-expressions>
      </table:table>
      <table:table table:name="inputs" table:style-name="ta2" table:print="false">
        <office:forms form:automatic-focus="false" form:apply-design-mode="false"/>
        <table:table-column table:style-name="co9" table:default-cell-style-name="Excel_20_Built-in_20_Normal_20_1"/>
        <table:table-column table:style-name="co7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10" table:default-cell-style-name="Excel_20_Built-in_20_Normal_20_1"/>
        <table:table-column table:style-name="co11" table:default-cell-style-name="Excel_20_Built-in_20_Normal_20_1"/>
        <table:table-column table:style-name="co6" table:default-cell-style-name="Excel_20_Built-in_20_Normal_20_1"/>
        <table:table-column table:style-name="co7" table:number-columns-repeated="249" table:default-cell-style-name="Excel_20_Built-in_20_Normal_20_1"/>
        <table:table-row table:style-name="ro2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ausali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reference</text:p>
          </table:table-cell>
          <table:table-cell table:style-name="ce3" office:value-type="string" calcext:value-type="string">
            <text:p>node_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nidades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[3]</text:p>
          </table:table-cell>
          <table:table-cell table:style-name="ce10"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ns=3;i=1001</text:p>
          </table:table-cell>
          <table:table-cell/>
          <table:table-cell office:value-type="string" calcext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[2]</text:p>
          </table:table-cell>
          <table:table-cell table:style-name="ce10"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ns=3;i=1001</text:p>
          </table:table-cell>
          <table:table-cell/>
          <table:table-cell office:value-type="string" calcext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power[1]</text:p>
          </table:table-cell>
          <table:table-cell table:style-name="ce10"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ns=3;i=1001</text:p>
          </table:table-cell>
          <table:table-cell table:style-name="ce10"/>
          <table:table-cell office:value-type="string" calcext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vfr</text:p>
          </table:table-cell>
          <table:table-cell table:style-name="ce10" office:value-type="string" calcext:value-type="string">
            <text:p>input</text:p>
          </table:table-cell>
          <table:table-cell office:value-type="float" office:value="750" calcext:value-type="float">
            <text:p>750</text:p>
          </table:table-cell>
          <table:table-cell office:value-type="float" office:value="173" calcext:value-type="float">
            <text:p>173</text:p>
          </table:table-cell>
          <table:table-cell table:style-name="ce3"/>
          <table:table-cell table:style-name="ce10"/>
          <table:table-cell table:style-name="ce10" office:value-type="string" calcext:value-type="string">
            <text:p>[m³/s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abs_in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/>
          <table:table-cell office:value-type="string" calcext:value-type="string">
            <text:p>[1/m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rho_a1_in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00000" calcext:value-type="float">
            <text:p>100000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/>
          <table:table-cell table:style-name="ce10" office:value-type="string" calcext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rho_a2_in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style-name="ce3"/>
          <table:table-cell/>
          <table:table-cell table:style-name="ce10" office:value-type="string" calcext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rho_a3_in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/>
          <table:table-cell table:style-name="ce10" office:value-type="string" calcext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rho_c_in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/>
          <table:table-cell office:value-type="string" calcext:value-type="string">
            <text:p>[ml/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1]</text:p>
          </table:table-cell>
          <table:table-cell table:style-name="ce10" office:value-type="string" calcext:value-type="string">
            <text:p>input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2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3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4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5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6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7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8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9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1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2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3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4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5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6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7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 calcext:value-type="string">
            <text:p>vel_prof[10,8]</text:p>
          </table:table-cell>
          <table:table-cell table:style-name="ce10" office:value-type="string" calcext:value-type="string">
            <text:p>input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style-name="ce3" table:content-validation-name="val1"/>
          <table:table-cell/>
          <table:table-cell office:value-type="string" calcext:value-type="string">
            <text:p>[-]</text:p>
          </table:table-cell>
          <table:table-cell table:number-columns-repeated="249"/>
        </table:table-row>
        <table:table-row table:style-name="ro2" table:number-rows-repeated="1048485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_FilterDatabase" table:base-cell-address="$parametros.$A$1" table:cell-range-address="$inputs.$A$1:.$G$90"/>
          <table:named-range table:name="_xlnm._FilterDatabase" table:base-cell-address="$parametros.$A$1" table:cell-range-address="$inputs.$A$1:.$G$90"/>
        </table:named-expressions>
      </table:table>
      <table:table table:name="send_to_plc" table:style-name="ta3" table:print="false">
        <office:forms form:automatic-focus="false" form:apply-design-mode="false"/>
        <table:table-column table:style-name="co4" table:default-cell-style-name="Excel_20_Built-in_20_Normal_20_1"/>
        <table:table-column table:style-name="co12" table:default-cell-style-name="ce6"/>
        <table:table-column table:style-name="co3" table:default-cell-style-name="Excel_20_Built-in_20_Normal_20_1"/>
        <table:table-column table:style-name="co13" table:default-cell-style-name="Excel_20_Built-in_20_Normal_20_1"/>
        <table:table-column table:style-name="co14" table:default-cell-style-name="ce8"/>
        <table:table-column table:style-name="co7" table:number-columns-repeated="251" table:default-cell-style-name="Excel_20_Built-in_20_Normal_20_1"/>
        <table:table-row table:style-name="ro1"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causali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reference</text:p>
          </table:table-cell>
          <table:table-cell table:style-name="ce5" office:value-type="string" calcext:value-type="string">
            <text:p>node_id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concOutA1_1</text:p>
          </table:table-cell>
          <table:table-cell table:style-name="ce10" office:value-type="string" calcext:value-type="string">
            <text:p>output</text:p>
          </table:table-cell>
          <table:table-cell/>
          <table:table-cell office:value-type="float" office:value="13" calcext:value-type="float">
            <text:p>13</text:p>
          </table:table-cell>
          <table:table-cell table:style-name="Excel_20_Built-in_20_Normal_20_1" office:value-type="string" calcext:value-type="string">
            <text:p>ns=3;i=1009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2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4" calcext:value-type="float">
            <text:p>14</text:p>
          </table:table-cell>
          <table:table-cell table:style-name="Excel_20_Built-in_20_Normal_20_1" office:value-type="string" calcext:value-type="string">
            <text:p>ns=3;i=1010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3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5" calcext:value-type="float">
            <text:p>15</text:p>
          </table:table-cell>
          <table:table-cell table:style-name="Excel_20_Built-in_20_Normal_20_1" office:value-type="string" calcext:value-type="string">
            <text:p>ns=3;i=1011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4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6" calcext:value-type="float">
            <text:p>16</text:p>
          </table:table-cell>
          <table:table-cell table:style-name="Excel_20_Built-in_20_Normal_20_1" office:value-type="string" calcext:value-type="string">
            <text:p>ns=3;i=1012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5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7" calcext:value-type="float">
            <text:p>17</text:p>
          </table:table-cell>
          <table:table-cell table:style-name="Excel_20_Built-in_20_Normal_20_1" office:value-type="string" calcext:value-type="string">
            <text:p>ns=3;i=1013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6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8" calcext:value-type="float">
            <text:p>18</text:p>
          </table:table-cell>
          <table:table-cell table:style-name="Excel_20_Built-in_20_Normal_20_1" office:value-type="string" calcext:value-type="string">
            <text:p>ns=3;i=1014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1_7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19" calcext:value-type="float">
            <text:p>19</text:p>
          </table:table-cell>
          <table:table-cell table:style-name="Excel_20_Built-in_20_Normal_20_1" office:value-type="string" calcext:value-type="string">
            <text:p>ns=3;i=1015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1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27" calcext:value-type="float">
            <text:p>27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2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28" calcext:value-type="float">
            <text:p>28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3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29" calcext:value-type="float">
            <text:p>29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4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30" calcext:value-type="float">
            <text:p>30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5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31" calcext:value-type="float">
            <text:p>31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6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32" calcext:value-type="float">
            <text:p>32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2_7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33" calcext:value-type="float">
            <text:p>33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1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1" calcext:value-type="float">
            <text:p>41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2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2" calcext:value-type="float">
            <text:p>42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3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3" calcext:value-type="float">
            <text:p>43</text:p>
          </table:table-cell>
          <table:table-cell table:style-name="Excel_20_Built-in_20_Normal_20_1" office:value-type="string" calcext:value-type="string">
            <text:p>ns=3;i=1016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4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4" calcext:value-type="float">
            <text:p>44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5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5" calcext:value-type="float">
            <text:p>45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6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6" calcext:value-type="float">
            <text:p>46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A3_7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ns=3;i=1017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1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55" calcext:value-type="float">
            <text:p>55</text:p>
          </table:table-cell>
          <table:table-cell table:style-name="Excel_20_Built-in_20_Normal_20_1" office:value-type="string" calcext:value-type="string">
            <text:p>ns=3;i=1018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2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56" calcext:value-type="float">
            <text:p>56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3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57" calcext:value-type="float">
            <text:p>57</text:p>
          </table:table-cell>
          <table:table-cell table:style-name="Excel_20_Built-in_20_Normal_20_1" office:value-type="string" calcext:value-type="string">
            <text:p>ns=3;i=1019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4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58" calcext:value-type="float">
            <text:p>58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5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59" calcext:value-type="float">
            <text:p>59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6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60" calcext:value-type="float">
            <text:p>60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concOutC_7</text:p>
          </table:table-cell>
          <table:table-cell table:style-name="ce5" office:value-type="string" calcext:value-type="string">
            <text:p>output</text:p>
          </table:table-cell>
          <table:table-cell/>
          <table:table-cell office:value-type="float" office:value="61" calcext:value-type="float">
            <text:p>61</text:p>
          </table:table-cell>
          <table:table-cell table:style-name="Excel_20_Built-in_20_Normal_20_1" office:value-type="string" calcext:value-type="string">
            <text:p>ns=3;i=1020</text:p>
          </table:table-cell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rho_a1_in</text:p>
          </table:table-cell>
          <table:table-cell table:style-name="ce5" office:value-type="string" calcext:value-type="string">
            <text:p>in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" calcext:value-type="float">
            <text:p>75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rho_a2_in</text:p>
          </table:table-cell>
          <table:table-cell table:style-name="ce5" office:value-type="string" calcext:value-type="string">
            <text:p>input</text:p>
          </table:table-cell>
          <table:table-cell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rho_a3_in</text:p>
          </table:table-cell>
          <table:table-cell table:style-name="ce5" office:value-type="string" calcext:value-type="string">
            <text:p>input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table:style-name="ce3" table:content-validation-name="val1" office:value-type="string" calcext:value-type="string">
            <text:p>abs_in</text:p>
          </table:table-cell>
          <table:table-cell table:style-name="ce5" office:value-type="string" calcext:value-type="string">
            <text:p>inpu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Excel_20_Built-in_20_Normal_20_1"/>
          <table:table-cell table:number-columns-repeated="251"/>
        </table:table-row>
        <table:table-row table:style-name="ro1">
          <table:table-cell office:value-type="string" calcext:value-type="string">
            <text:p>rho_c_in</text:p>
          </table:table-cell>
          <table:table-cell table:style-name="ce5"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Excel_20_Built-in_20_Normal_20_1"/>
          <table:table-cell table:number-columns-repeated="251"/>
        </table:table-row>
        <table:table-row table:style-name="ro1" table:number-rows-repeated="104854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send_to_plc.$A$1:.$E$33"/>
        </table:named-expressions>
      </table:table>
      <table:named-expressions>
        <table:named-range table:name="Excel_BuiltIn__FilterDatabase_1" table:base-cell-address="$parametros.$A$1" table:cell-range-address="$inputs.$A$1:.$E$90"/>
        <table:named-expression table:name="Excel_BuiltIn__FilterDatabase_1_1" table:base-cell-address="$parametros.$A$1" table:expression="0"/>
        <table:named-range table:name="Excel_BuiltIn__FilterDatabase_2" table:base-cell-address="$parametros.$A$1" table:cell-range-address="$inputs.$A$1:.$G$90"/>
        <table:named-range table:name="Tabla1" table:base-cell-address="$parametros.$A$1" table:cell-range-address="#REF!"/>
        <table:named-range table:name="Tabla2" table:base-cell-address="$parametros.$A$1" table:cell-range-address="$parametros.$A$1:.$D$28"/>
        <table:named-range table:name="Tabla3" table:base-cell-address="$parametros.$A$1" table:cell-range-address="$inputs.$A$1:.$E$90"/>
        <table:named-range table:name="Tabla4" table:base-cell-address="$parametros.$A$1" table:cell-range-address="$send_to_plc.$A$1:.$E$33"/>
        <table:named-range table:name="Tabla6" table:base-cell-address="$parametros.$A$1" table:cell-range-address="#REF!"/>
        <table:named-range table:name="_xlnm._FilterDatabase_1" table:base-cell-address="$parametros.$A$1" table:cell-range-address="$inputs.$A$1:.$G$90"/>
        <table:named-range table:name="__Anonymous_Sheet_DB__1" table:base-cell-address="$parametros.$A$1" table:cell-range-address="$inputs.$A$1:.$G$90"/>
        <table:named-range table:name="__Anonymous_Sheet_DB__2" table:base-cell-address="$parametros.$A$1" table:cell-range-address="$parametros.$A$1:.$F$2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99pt solid #7f7f7f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PageStyle_5f_parametros" style:display-name="PageStyle_parametr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puts" style:display-name="PageStyle_inpu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nd_5f_to_5f_plc" style:display-name="PageStyle_send_to_pl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5:31:34.309523451</dc:date>
    <meta:editing-cycles>44</meta:editing-cycles>
    <meta:editing-duration>P23DT23H20M3S</meta:editing-duration>
    <meta:generator>LibreOffice/7.3.7.2$Linux_X86_64 LibreOffice_project/30$Build-2</meta:generator>
    <meta:document-statistic meta:table-count="3" meta:cell-count="717" meta:object-count="0"/>
  </office:meta>
</office:document-meta>
</file>